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7333b"/>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style:writing-mode="lr-tb"/>
    </style:style>
    <style:style style:name="P4" style:family="paragraph" style:parent-style-name="Heading_20_1">
      <style:text-properties officeooo:paragraph-rsid="0007333b"/>
    </style:style>
    <style:style style:name="P5" style:family="paragraph" style:parent-style-name="Heading_20_2">
      <style:text-properties fo:font-weight="bold"/>
    </style:style>
    <style:style style:name="P6" style:family="paragraph" style:parent-style-name="Text_20_body" style:list-style-name="L1">
      <style:text-properties officeooo:paragraph-rsid="0007333b"/>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text-properties officeooo:paragraph-rsid="0007333b"/>
    </style:style>
    <style:style style:name="P10" style:family="paragraph" style:parent-style-name="Text_20_body">
      <style:text-properties officeooo:rsid="000dad16" officeooo:paragraph-rsid="0007333b"/>
    </style:style>
    <style:style style:name="P11" style:family="paragraph" style:parent-style-name="Text_20_body">
      <style:text-properties officeooo:rsid="000dad16" officeooo:paragraph-rsid="000dad16"/>
    </style:style>
    <style:style style:name="P12" style:family="paragraph" style:parent-style-name="Text_20_body">
      <style:text-properties officeooo:paragraph-rsid="000f00b3"/>
    </style:style>
    <style:style style:name="P13" style:family="paragraph" style:parent-style-name="Text_20_body" style:list-style-name="L1">
      <style:paragraph-properties fo:margin-top="0in" fo:margin-bottom="0in" loext:contextual-spacing="false"/>
      <style:text-properties officeooo:paragraph-rsid="0007333b"/>
    </style:style>
    <style:style style:name="P14" style:family="paragraph" style:parent-style-name="Text_20_body" style:list-style-name="L3">
      <style:paragraph-properties fo:margin-top="0in" fo:margin-bottom="0in" loext:contextual-spacing="false"/>
    </style:style>
    <style:style style:name="P15" style:family="paragraph" style:parent-style-name="Text_20_body" style:list-style-name="L4">
      <style:paragraph-properties fo:margin-top="0in" fo:margin-bottom="0in" loext:contextual-spacing="false"/>
    </style:style>
    <style:style style:name="P16" style:family="paragraph" style:parent-style-name="Text_20_body">
      <style:paragraph-properties style:writing-mode="lr-tb"/>
      <style:text-properties officeooo:rsid="000dad16" officeooo:paragraph-rsid="000dad16"/>
    </style:style>
    <style:style style:name="P17" style:family="paragraph" style:parent-style-name="Text_20_body">
      <style:paragraph-properties style:writing-mode="lr-tb"/>
      <style:text-properties officeooo:paragraph-rsid="000dad16"/>
    </style:style>
    <style:style style:name="P18" style:family="paragraph" style:parent-style-name="Heading_20_3">
      <style:text-properties officeooo:paragraph-rsid="000dad16"/>
    </style:style>
    <style:style style:name="T1" style:family="text">
      <style:text-properties fo:color="#808080"/>
    </style:style>
    <style:style style:name="T2" style:family="text">
      <style:text-properties fo:font-style="italic"/>
    </style:style>
    <style:style style:name="T3" style:family="text">
      <style:text-properties officeooo:rsid="000dad16"/>
    </style:style>
    <style:style style:name="T4" style:family="text">
      <style:text-properties officeooo:rsid="000f00b3"/>
    </style:style>
    <style:style style:name="T5" style:family="text">
      <style:text-properties fo:color="#000000"/>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3-1 Discussion: Functional Use of Python Across Different Industries</text:h>
      <text:section text:style-name="Sect1" text:name="topicContentsPlaceholder">
        <text:p text:style-name="Text_20_body"/>
        <text:section text:style-name="Sect1" text:name="t_340142_date">
          <text:p text:style-name="P2">Available after Saturday, November 10, 2018 11:59 PM EST.<text:bookmark text:name="d2l_1_3_515"/><text:bookmark text:name="d2l_1_66_833"/></text:p>
        </text:section>
      </text:section>
      <text:p text:style-name="P2"><text:bookmark text:name="d2l_1_66_8331"/><text:bookmark text:name="d2l_1_3_5151"/><text:a xlink:type="simple" xlink:href="javascript:void(0);" text:style-name="Internet_20_link" text:visited-style-name="Visited_20_Internet_20_Link">Subscribe </text:a></text:p>
      <text:section text:style-name="Sect1" text:name="topicDescriptionContainerId340142">
        <text:p text:style-name="Text_20_body"/>
      </text:section>
      <text:p text:style-name="P1">For this discussion, think about the bigger picture of Python's uses and how it serves a broader, multifunctional role. For your main post, select one of the industries from the list below and provide a summary of how Python's functions are used in the operations of that industry. You are encouraged to use examples in support of your summary.</text:p>
      <text:list xml:id="list2789637843" text:style-name="L1">
        <text:list-item>
          <text:p text:style-name="P13">Education </text:p>
        </text:list-item>
        <text:list-item>
          <text:p text:style-name="P13">Web and Internet Businesses </text:p>
        </text:list-item>
        <text:list-item>
          <text:p text:style-name="P13">Healthcare </text:p>
        </text:list-item>
        <text:list-item>
          <text:p text:style-name="P13">Manufacturing </text:p>
        </text:list-item>
        <text:list-item>
          <text:p text:style-name="P13">Financial </text:p>
        </text:list-item>
        <text:list-item>
          <text:p text:style-name="P13">Government </text:p>
        </text:list-item>
        <text:list-item>
          <text:p text:style-name="P6">Hospitality/Service </text:p>
        </text:list-item>
      </text:list>
      <text:p text:style-name="P1">In your responses to your peers, review the examples used in support of their chosen industries. Post additional comments/questions to advance the discussion.</text:p>
      <text:p text:style-name="P1">Refer to the <text:a xlink:type="simple" xlink:href="https://snhu.brightspace.com/d2l/lor/viewer/viewFile.d2lfile/76618/721,-1/" office:target-frame-name="_blank" xlink:show="new" text:style-name="Internet_20_link" text:visited-style-name="Visited_20_Internet_20_Link">Discussion Rubric</text:a> for directions on completing these discussions.</text:p>
      <text:p text:style-name="P1"/>
      <text:p text:style-name="P1"><text:a xlink:type="simple" xlink:href="http://rollncode.com/blog/python-healthcare/" text:style-name="Internet_20_link" text:visited-style-name="Visited_20_Internet_20_Link">http://rollncode.com/blog/python-healthcare/</text:a></text:p>
      <text:p text:style-name="P1">“Python in Healthcare.” <text:span text:style-name="T2">Roll'n'code Company</text:span>, 8 Mar. 2018, 2:27 p.m., rollncode.com/blog/python-healthcare/.</text:p>
      <text:p text:style-name="P10"/>
      <text:p text:style-name="P11">For this discussion question I decided to explore python and it’s use in healthcare. </text:p>
      <text:p text:style-name="P11">In this article: <text:a xlink:type="simple" xlink:href="http://rollncode.com/blog/python-healthcare/" text:style-name="Internet_20_link" text:visited-style-name="Visited_20_Internet_20_Link">http://rollncode.com/blog/python-healthcare/</text:a></text:p>
      <text:h text:style-name="P18" text:outline-level="3"><text:s/>“Python in Healthcare.” <text:span text:style-name="T2">Roll'n'code Company</text:span>, 8 Mar. 2018, 2:27 p.m., rollncode.com/blog/python-healthcare/.</text:h>
      <text:p text:style-name="P16">The author discusses the different uses of python in health care. They use python for internet based billing applications and for patient health portals. This is possible because with extendable functionality <text:s/>provided by framework extension (example: <text:s/>Django) the base python language has more features, for quickly creating and scaling application development. To create a patient portal or billing applcation, the application needs access to databases, a standard interface that customers can understand, and <text:soft-page-break/>medical staff can understand. <text:s/>It also needs to have the business information accessible both on the internal networks and external networks. <text:s/>Nsitive business information would be billing formulas (pricing for services, per hour rates, and tax rates), customer data (social security numbers, insurance data, banking information), and billing data (medical services performed). </text:p>
      <text:p text:style-name="P16">The article goes on to discuss some of the security challenges the healthcare networks face when providing online patient and billing portals for customers, and how extendable frameworks Django, and Flask help mitigate those risks with built in security features. </text:p>
      <text:p text:style-name="P17"><text:s/><text:span text:style-name="T3">Then the article provides information about some healthcare companies that currently use python solutions. They list Roam Analytics, AiCure, and Drchrono. </text:span></text:p>
      <text:p text:style-name="P3"><text:span text:style-name="Strong_20_Emphasis"><text:s text:c="2"/><text:line-break/></text:span><text:span text:style-name="Strong_20_Emphasis"><text:span text:style-name="T4">Next I reviewed this article:</text:span></text:span></text:p>
      <text:p text:style-name="P1"><text:a xlink:type="simple" xlink:href="https://nexthealthtechnologies.com/blog/using-python-for-data-science/" text:style-name="Internet_20_link" text:visited-style-name="Visited_20_Internet_20_Link">https://nexthealthtechnologies.com/blog/using-python-for-data-science/</text:a></text:p>
      <text:p text:style-name="P1">Schendel, Jeremy. “Using Python for Data Science.” <text:span text:style-name="T2">NextHealth Technologies, Inc.</text:span>, 7 Nov. 2016, nexthealthtechnologies.com/blog/using-python-for-data-science/.</text:p>
      <text:p text:style-name="P1"><text:line-break/><text:span text:style-name="T4">This article talks about Python and it’s man uses for Data Science which is a major component of USA healthcare. Insurance companies use data science to check that fair prices are being charged and paid, that outcomes are appropriate, and match symptoms reported. However they do not always have all of the information, and their solutions, are not necessarily the best solution for the patient. </text:span></text:p>
      <text:p text:style-name="P12"><text:span text:style-name="T4">One example from my personal experience, is that I was visiting a chiropractor. I have deformed joints, and to walk and remain upright I need assistance keeping the joints in their proper place. He was participating in a trial program, had an electronic sign-in system. After logging in for my appointment it would display a human medical drawing of a body and we were to use the touch screen to mark each area we were experiencing pain that day. The idea was to generate a long term map of our pain, and to show improvement over time with chiropractic care. That data was being submitted with permission to the healthcare insurance. Unfortunately the the healthcare insurance provider I was using was not part of the trial program, and misunderstood the data. They then attempted to use data science to push me away from chiropractic care, to a dr that prescribed pharmaceuticals for unrelated ailments (that I did not have). It was a mess to straighten out. <text:s/></text:span></text:p>
      <text:p text:style-name="P12"/>
      <text:p text:style-name="P12"><text:span text:style-name="T4">Next this article talks about third part libraries (extensions) that are available for data science. <text:s/>It talkes about there being over 85,000 libraries. <text:s/>Then goes into detail about a few. It starts with Pandas, for verifing the data being uses is valid and properly formatted. Then it talks about scikitlearn, and NumPy for procession high value numerical and scientific data quickly. <text:s/>Then the article talks about how simple API’s are built to allow each part of the software to talk to other software to make the data that’s been gather and processed accessible across multiple platforms of medical software.</text:span></text:p>
      <text:p text:style-name="P12"/>
      <text:h text:style-name="Heading_20_3" text:outline-level="3"><text:soft-page-break/><text:span text:style-name="T5"><text:s/></text:span></text:h>
      <text:p text:style-name="P1"><text:a xlink:type="simple" xlink:href="https://codinginthewild.com/coding-for-healthcare-e015be8e9ba" text:style-name="Internet_20_link" text:visited-style-name="Visited_20_Internet_20_Link">https://codinginthewild.com/coding-for-healthcare-e015be8e9ba</text:a></text:p>
      <text:h text:style-name="P4" text:outline-level="1"><text:bookmark text:name="2733"/>Coding for Healthcare</text:h>
      <text:h text:style-name="Heading_20_2" text:outline-level="2"><text:bookmark text:name="b4c4"/>By Mark Connolly</text:h>
      <text:p text:style-name="Text_20_body"><text:bookmark text:name="3158"/>As a childhood cancer survivor, I always knew that I was going to end up working in healthcare. Medicine saved my life, but I knew that there were other people who would face more difficult challenges and wanted to do something to positively impact the care they received.</text:p>
      <text:p text:style-name="Text_20_body"><text:bookmark text:name="87b8"/>When the time came to pick a college and major — I fell into Bioengineering. Early on in undergrad, I got the opportunity to work in a research lab that studied different ways to improve walking function after stroke and spinal cord injury. What started out as just being an extra set of hands turned into a full time position out of school as a research engineer. I collected and maintained our research data — metabolic performance, motion capture analysis and step activity. I interacted with various software and hardware to collect this but utilized Matlab to process this data.</text:p>
      <text:p text:style-name="Quotations"><text:bookmark text:name="c36e"/>Finding ways to practice your coding on things you care about does wonders for developing comfort with a particular language.</text:p>
      <text:p text:style-name="Text_20_body"><text:bookmark text:name="1918"/>Working with Matlab allowed our group to improve turnaround time on analysis by automating work that could have taken months if done manually. Research is done to share what works with the rest of the world so the sooner we had results available the sooner we could share and improve care! We were taught Matlab in undergrad but it was directly applying it in this research lab where I really got strong in my first programming language and coding in general. Finding ways to practice your coding on things you care about does wonders for developing comfort with a particular language. While I started with Matlab, for those just starting off I do recommend starting with R or Python as these are used more, are open source and have tons of support online.</text:p>
      <text:p text:style-name="Text_20_body"><text:bookmark text:name="cb35"/>The more time I spent in the research lab, the more I realized how important data in healthcare was and how it was evolving. I also saw how messy it could be and how much data could be collected for a single person — let alone an entire hospital or country. With this in mind, I decided to begin a master’s program to concentrate on Bioinformatics and hone my skillset. We learned about more advanced statistical analysis, machine learning techniques and database management.</text:p>
      <text:p text:style-name="Text_20_body"><text:bookmark text:name="7690"/>Prior to completing the master’s, I moved to another hospital to work as a senior analyst (my current role today). I found an opportunity to work with a major health center, with an electronic health record data and alongside a group of strong data analysts, data scientists and data architects. It was a different world seeing an entire team focused on providing analytic support to an entire hospital compared to a single lab and the data we were working with there.</text:p>
      <text:p text:style-name="Quotations"><text:bookmark text:name="00a5"/>You’ll find that once you learn one or two programming languages you can pick up others quicker as general concepts are consistent between languages.</text:p>
      <text:p text:style-name="Text_20_body"><text:bookmark text:name="65df"/><text:soft-page-break/>In my role, we work alongside hospital leaders (C-suite, doctors, nurses, social work, case management) to improve the quality of care our patients receive. We’re often tasked with identifying patients at risk for certain negative outcomes or identifying inefficiency within the care we provide. I had to learn SQL for the first time at this role but was able to quickly pick it up due in large part to my experience with Matlab and undergraduate work. You’ll find that once you learn one or two programming languages you can pick up others quicker as general concepts are consistent between languages. An additional tool we use here is Tableau — a business intelligence tool that allows for data visualizations and analysis of large data sets. This helps us quickly identify areas of opportunity and monitor ongoing initiatives to make sense of all the noise data brings with it. While the tool is quick to pick up, I felt my prior experience with coding helped expedite the learning curve and accomplish more advanced work.</text:p>
      <text:p text:style-name="Quotations"><text:bookmark text:name="29b4"/>Hospitals are constantly trying to improve the quality of care they deliver and lean on analytics and predictive modeling to do this.</text:p>
      <text:p text:style-name="Text_20_body"><text:bookmark text:name="c519"/>The value of computer science and data in healthcare is apparent today. Hospitals are constantly trying to improve the quality of care they deliver and lean on analytics and predictive modeling to do this. I’m a strong believer that healthcare data is the most challenging to work with and a great field to hone computer science skills while making a positive impact on the lives of people every day.</text:p>
      <text:p text:style-name="Text_20_body"><text:bookmark text:name="6eab"/><text:span text:style-name="Emphasis">Outside of work, Mark enjoys Chicago Cubs baseball games, sushi dinners with his friends, and training his puppy Bailey. Connect with Mark on </text:span><text:a xlink:type="simple" xlink:href="http://www.linkedin.com/in/mconnolly1993" office:target-frame-name="_blank" xlink:show="new" text:style-name="Internet_20_link" text:visited-style-name="Visited_20_Internet_20_Link"><text:span text:style-name="Emphasis">LinkedIn</text:span></text:a><text:span text:style-name="Emphasis">!</text:span></text:p>
      <text:p text:style-name="P1"/>
      <text:p text:style-name="P1"><text:a xlink:type="simple" xlink:href="https://belitsoft.com/python-development-services/python-healthcare" text:style-name="Internet_20_link" text:visited-style-name="Visited_20_Internet_20_Link">https://belitsoft.com/python-development-services/python-healthcare</text:a></text:p>
      <text:p text:style-name="P1"/>
      <text:h text:style-name="P4" text:outline-level="1">Python in Healthcare</text:h>
      <text:p text:style-name="P2">Python is featured among the most popular programming languages in the world. However is Python programming the good idea for the healthcare software development? </text:p>
      <text:p text:style-name="Text_20_body">Dec 01, 2017</text:p>
      <text:p text:style-name="Text_20_body"/>
      <text:p text:style-name="Text_20_body"><text:span text:style-name="T1">Python overtook </text:span><text:a xlink:type="simple" xlink:href="https://belitsoft.com/php-development-services/php7-upgrading-from-php5-performance-security-reasons-and-case-studies" office:target-frame-name="_blank" xlink:show="new" text:style-name="Internet_20_link" text:visited-style-name="Visited_20_Internet_20_Link">PHP</text:a><text:span text:style-name="T1"> for the first time in five years, according to the </text:span><text:a xlink:type="simple" xlink:href="https://insights.stackoverflow.com/survey/2017#technology" office:target-frame-name="_blank" xlink:show="new" text:style-name="Internet_20_link" text:visited-style-name="Visited_20_Internet_20_Link">Stack Overflow Developer Survey 2017</text:a><text:span text:style-name="T1"> (36,625 responses primarily from the USA).</text:span></text:p>
      <text:h text:style-name="P5" text:outline-level="2">Python Safety: is Python a safe language?</text:h>
      <text:p text:style-name="Text_20_body">Data security (patient privacy) has become especially critical to the healthcare industry with the adoption of electronic health records (EHR). Is Python a safe language for building healthcare apps? Or maybe there are more secure programming languages?</text:p>
      <text:p text:style-name="Text_20_body"><text:soft-page-break/>If you are trying to figure out what is the most secure programming language, you are probably on the wrong path.<text:span text:style-name="Emphasis"> </text:span><text:span text:style-name="Strong_20_Emphasis">All programming languages are not secure.</text:span> An application <text:span text:style-name="Strong_20_Emphasis">becomes secure when the developer</text:span> adopting the best practice and best security policies and techniques. </text:p>
      <text:p text:style-name="Text_20_body">The more a programming language is popular the more it is safe because the more security vulnerabilities are widely known and the more of them <text:span text:style-name="Strong_20_Emphasis">could be fixed by professional Python developers.</text:span></text:p>
      <text:p text:style-name="Text_20_body">According to <text:a xlink:type="simple" xlink:href="https://www.linkedin.com/in/ebranca/" office:target-frame-name="_blank" xlink:show="new" text:style-name="Internet_20_link" text:visited-style-name="Visited_20_Internet_20_Link">Enrico Branca, the Cyber Security Researcher</text:a>, the Leader of the “<text:a xlink:type="simple" xlink:href="http://www.pythonsecurity.org/" office:target-frame-name="_blank" xlink:show="new" text:style-name="Internet_20_link" text:visited-style-name="Visited_20_Internet_20_Link">OWASP Python Security Project</text:a>”: "Python is a powerful and easy to learn language BUT<text:a xlink:type="simple" xlink:href="https://belitsoft.com/assets/python-security.pdf" text:style-name="Internet_20_link" text:visited-style-name="Visited_20_Internet_20_Link"> has to be used with care</text:a>. There are no limits or controls in the language,<text:span text:style-name="Strong_20_Emphasis"> this is the responsibility of the coder to know what can be done and what to avoid."</text:span></text:p>
      <text:p text:style-name="Text_20_body"><text:a xlink:type="simple" xlink:href="https://www.djangoproject.com/" office:target-frame-name="_blank" xlink:show="new" text:style-name="Internet_20_link" text:visited-style-name="Visited_20_Internet_20_Link">Django</text:a> was <text:a xlink:type="simple" xlink:href="https://docs.djangoproject.com/en/1.11/releases/1.0/" office:target-frame-name="_blank" xlink:show="new" text:style-name="Internet_20_link" text:visited-style-name="Visited_20_Internet_20_Link">first released</text:a> in July 2005 (12+ years ago). It is a Python-based framework that is widely used for the creation of web applications, including medical apps. A good Django dev is a good Python dev. Django simplifies the creation of web application by reducing the amount of trivial code that your developer needs to write. Django provides a solid list of built-in modules (packages for the admin interface, user authentication, chat functionality etc.) so you don’t have to create them yourself. Django provides built-in protection against the three main types of web app attacks (SQL injection, XSS, and CSRF). Using <text:a xlink:type="simple" xlink:href="https://security.stackexchange.com/questions/27805/is-djangos-built-in-security-enough" office:target-frame-name="_blank" xlink:show="new" text:style-name="Internet_20_link" text:visited-style-name="Visited_20_Internet_20_Link">Django security best practices</text:a>, you can be sure in safety of your healthcare app.</text:p>
      <text:p text:style-name="Text_20_body"><text:a xlink:type="simple" xlink:href="http://flask.pocoo.org/" office:target-frame-name="_blank" xlink:show="new" text:style-name="Internet_20_link" text:visited-style-name="Visited_20_Internet_20_Link">Flask</text:a> is a Python-based microframework primarily for <text:a xlink:type="simple" xlink:href="https://belitsoft.com/api-development" office:target-frame-name="_blank" xlink:show="new" text:style-name="Internet_20_link" text:visited-style-name="Visited_20_Internet_20_Link">building API</text:a> but it can be extended to the full-stack framework with the help of existing extensions. Flask <text:a xlink:type="simple" xlink:href="https://stackoverflow.com/questions/12781655/flask-or-django-for-a-beginner" office:target-frame-name="_blank" xlink:show="new" text:style-name="Internet_20_link" text:visited-style-name="Visited_20_Internet_20_Link">has fewer users</text:a> than Django and <text:a xlink:type="simple" xlink:href="https://news.ycombinator.com/item?id=14690638" office:target-frame-name="_blank" xlink:show="new" text:style-name="Internet_20_link" text:visited-style-name="Visited_20_Internet_20_Link">requires more time for the configuration</text:a>. Flask is often used for building prototypes because <text:a xlink:type="simple" xlink:href="https://www.reddit.com/r/Python/comments/1yr8v5/django_vs_flask/" office:target-frame-name="_blank" xlink:show="new" text:style-name="Internet_20_link" text:visited-style-name="Visited_20_Internet_20_Link">you can get going much more quickly</text:a> with it. <text:span text:style-name="Strong_20_Emphasis">Which framework is easier to secure? Django. </text:span></text:p>
      <text:h text:style-name="Heading_20_2" text:outline-level="2"><text:span text:style-name="Strong_20_Emphasis">Python / Django and HIPAA</text:span></text:h>
      <text:p text:style-name="Text_20_body">As a rule, development of a medical software application is associated with handling medical data that needs to be protected under the <text:a xlink:type="simple" xlink:href="https://belitsoft.com/custom-application-development-services/healthcare-software-development" office:target-frame-name="_blank" xlink:show="new" text:style-name="Internet_20_link" text:visited-style-name="Visited_20_Internet_20_Link">HIPAA compliance requirements</text:a>. Are Python and Django or other Python-based frameworks secure enough to be HIPAA compliant? In fact, the HIPAA is a checklist that does not depend on a programming language or a framework.</text:p>
      <text:list xml:id="list3704017813" text:style-name="L3">
        <text:list-item>
          <text:p text:style-name="P14">"You want to provide your clients the assurance that the information being presented is meeting the HIPAA requirements. <text:a xlink:type="simple" xlink:href="http://python.6.x6.nabble.com/HIPAA-experience-td191201.html" office:target-frame-name="_blank" xlink:show="new" text:style-name="Internet_20_link" text:visited-style-name="Visited_20_Internet_20_Link">This is not entirely a Django/Python implementation</text:a>, but falls in line with the Database back-end support". </text:p>
        </text:list-item>
        <text:list-item>
          <text:p text:style-name="P14">"HIPAA factors like "how you store your data" and "how often sysadmins review logs" and "what the access control policies at the data center are" <text:a xlink:type="simple" xlink:href="https://www.reddit.com/r/Python/comments/29uj4u/can_i_use_flask_to_build_medical_applications/" office:target-frame-name="_blank" xlink:show="new" text:style-name="Internet_20_link" text:visited-style-name="Visited_20_Internet_20_Link">will probably play a bigger role</text:a> than which programming framework you use, so you need to make sure to have good answers to those questions". </text:p>
        </text:list-item>
        <text:list-item>
          <text:p text:style-name="P7">"There are about 100 individual checkboxes that you'll need to hit to be HIPAA compliant. Approximately 90% of the requirements can be satisfied by having good engineering/risk management practices and documenting them. For example, one requirement is that you need to have a formal policy on use of patient information" (<text:a xlink:type="simple" xlink:href="https://www.linkedin.com/in/patrickmckenzie/" office:target-frame-name="_blank" xlink:show="new" text:style-name="Internet_20_link" text:visited-style-name="Visited_20_Internet_20_Link">Patrick McKenzie</text:a>).</text:p>
        </text:list-item>
      </text:list>
      <text:h text:style-name="Heading_20_2" text:outline-level="2"><text:soft-page-break/><text:span text:style-name="Strong_20_Emphasis">Healthcare startups that use Python</text:span></text:h>
      <text:list xml:id="list1819283921" text:style-name="L4">
        <text:list-item>
          <text:p text:style-name="P15"><text:a xlink:type="simple" xlink:href="http://roamanalytics.com/" office:target-frame-name="_blank" xlink:show="new" text:style-name="Internet_20_link" text:visited-style-name="Visited_20_Internet_20_Link">Roam Analytics</text:a> is a healthcare startup company with headquarters in San Mateo, Silicon Valley, San Francisco Bay Area. Total Funding Amount: $21,864,162 (Blumberg Capital is the main investor). Roam is a proprietary artificial intelligence platform. According to the official description, "Roam’s machine learning and data platform powers rich analysis of patient journeys to reveal the factors affecting treatment decisions and outcomes. The Roam platform is powered by machine learning and a proprietary data asset called the Health Knowledge Graph. The Health Knowledge Graph converts billions of disparate, often unstructured, data elements into a coherent picture of healthcare. The relationships and information captured in the Graph are continuously enriched using machine learning and natural language processing to extract more information, and by making connections to new data sources. The result is a comprehensive view of the healthcare industry that allows life sciences companies to follow information instead of instincts when seeking to improve patient outcomes". As of November 2017, Roam Analytics <text:a xlink:type="simple" xlink:href="https://jobs.lever.co/roam" office:target-frame-name="_blank" xlink:show="new" text:style-name="Internet_20_link" text:visited-style-name="Visited_20_Internet_20_Link">is looking for </text:a>a Senior Backend/API Engineer with key qualification "<text:span text:style-name="Strong_20_Emphasis">experience with Python-based server frameworks is a huge plus (Flask, Django)" </text:span>and Machine Learning Platform Engineers for "designing, developing, and improving the <text:span text:style-name="Strong_20_Emphasis">machine learning platform</text:span> for the Roam Health Knowledge Graph <text:span text:style-name="Strong_20_Emphasis">using application programming with Python</text:span>".  </text:p>
        </text:list-item>
        <text:list-item>
          <text:p text:style-name="P15"><text:a xlink:type="simple" xlink:href="https://aicure.com/" office:target-frame-name="_blank" xlink:show="new" text:style-name="Internet_20_link" text:visited-style-name="Visited_20_Internet_20_Link">AiCure</text:a> is an NIH and VC-funded healthcare New York-based startup. AiCure <text:a xlink:type="simple" xlink:href="https://techcrunch.com/2016/01/13/aicure-raises-12-25-million-for-its-treatment-monitoring-technology/" office:target-frame-name="_blank" xlink:show="new" text:style-name="Internet_20_link" text:visited-style-name="Visited_20_Internet_20_Link">raised</text:a> $19.25 Million for its app that automates the process of ensuring that patients are taking their medicine at the appropriate time. AiCure is combining mobile technology with Artificial Intelligence (Computer Vision, Machine Learning, Big Data). For example, their apps use computer vision to identify the patient (using face recognition), verify that patients are taking the right medication (pill recognition), and that they are actually taking their medication (action recognition). As of November 2017,  t<text:a xlink:type="simple" xlink:href="https://aicure.com/careers/" office:target-frame-name="_blank" xlink:show="new" text:style-name="Internet_20_link" text:visited-style-name="Visited_20_Internet_20_Link">hey are looking for</text:a> a Backend Software Engineer with "experience developing backend applications using popular open source frameworks, such as ROR, <text:span text:style-name="Strong_20_Emphasis">Django,</text:span> Java Spring" for backend services and dashboard products, a computer vision research engineer with "strong coding experiences in at least two of: C++, Lua, Java, or <text:span text:style-name="Strong_20_Emphasis">Python</text:span>" and a Computer Vision Research Scientist with "solid skills in developing prototypes, software engineering (C++, <text:span text:style-name="Strong_20_Emphasis">Python</text:span>, Java, etc.), and running experiments at-scale" to invent and implement new algorithms and methods to perform the computer vision tasks, a Full Stack Engineer with "strong experiences with at least one application framework (ROR,<text:span text:style-name="Strong_20_Emphasis"> Django, </text:span>NodeJS, and etc.)." </text:p>
        </text:list-item>
        <text:list-item>
          <text:p text:style-name="P15"><text:a xlink:type="simple" xlink:href="https://www.drchrono.com/pricing/" office:target-frame-name="_blank" xlink:show="new" text:style-name="Internet_20_link" text:visited-style-name="Visited_20_Internet_20_Link">Drchrono</text:a> is a healthcare startup company with headquarters in Silicon Valley, California. Drchrono offers a healthcare EHR and practice management platform with features focused on iPads, iPhones, and the web. Drchrono is ranked by INC 500 as one of the fastest growing private companies in America. Total Funding Amount: $18,725,000. <text:a xlink:type="simple" xlink:href="https://www.youtube.com/watch?v=a1qK0AgMBVc" office:target-frame-name="_blank" xlink:show="new" text:style-name="Internet_20_link" text:visited-style-name="Visited_20_Internet_20_Link"><text:span text:style-name="Strong_20_Emphasis">Drchrono app uses Python / Django tech stack.</text:span></text:a> </text:p>
        </text:list-item>
        <text:list-item>
          <text:p text:style-name="P15"><text:a xlink:type="simple" xlink:href="http://www.qventus.com/" office:target-frame-name="_blank" xlink:show="new" text:style-name="Internet_20_link" text:visited-style-name="Visited_20_Internet_20_Link">Qventus</text:a><text:a xlink:type="simple" xlink:href="http://www.qventus.com/" office:target-frame-name="_blank" xlink:show="new" text:style-name="Internet_20_link" text:visited-style-name="Visited_20_Internet_20_Link"> (analyticsMD)</text:a>, a startup with a predictive intelligence software platform, is from Mountain View (California, United States). Total Funding Amount: $15,120,000. Qventus’ machine-learning based forecasting techniques enable hospitals to predict patient volumes and optimally allocate resources – such as staff, beds, and rooms. As of November 2017,  Qventus <text:a xlink:type="simple" xlink:href="https://jobs.lever.co/qventus" office:target-frame-name="_blank" xlink:show="new" text:style-name="Internet_20_link" text:visited-style-name="Visited_20_Internet_20_Link">is </text:a><text:soft-page-break/><text:a xlink:type="simple" xlink:href="https://jobs.lever.co/qventus" office:target-frame-name="_blank" xlink:show="new" text:style-name="Internet_20_link" text:visited-style-name="Visited_20_Internet_20_Link">looking for a</text:a> Front End Engineer with "6-8+ years of professional experience working with <text:span text:style-name="Strong_20_Emphasis">modern programming languages</text:span> such as Java, C/C++ or<text:span text:style-name="Strong_20_Emphasis"> Python</text:span>", a Full Stack Engineer with experience working with "front end visualization stacks such as <text:span text:style-name="Strong_20_Emphasis">Django</text:span>, backbone.js, Coffeescript/Javascript, HTML5 and CSS3" and a Backend Engineer with "5-10+ years of professional experience working with modern programming languages such as Java, C/C++, <text:span text:style-name="Strong_20_Emphasis">Python</text:span> and SQL". </text:p>
        </text:list-item>
        <text:list-item>
          <text:p text:style-name="P15"><text:a xlink:type="simple" xlink:href="https://angel.co/sempre-health/" office:target-frame-name="_blank" xlink:show="new" text:style-name="Internet_20_link" text:visited-style-name="Visited_20_Internet_20_Link">Sempre Health</text:a> is a healthcare startup company with headquarters in San Francisco, California.  Sempre raised a $2.5M seed round in 2016 from Social Capital, a top-tier Silicon Valley investor in consumer healthcare. Using SMS, Sempre app works with pharmacy benefit managers to inform patients about discounts on their prescriptions (For example, a patient might get a text that says ‘if you pick up your prescription this week you pay just $20, if you wait until next week it’ll go back up to $30.’). Sempre Health Cofounder and CEO Anurati Mathur <text:a xlink:type="simple" xlink:href="https://medcitynews.com/2017/07/rewarding-healthy-behavior-lower-medication-costs-sempre-health-embarks-pilot-pa-insurer/" office:target-frame-name="_blank" xlink:show="new" text:style-name="Internet_20_link" text:visited-style-name="Visited_20_Internet_20_Link">explained the company’s technology</text:a>: "We expose this data to our partners via a web dashboard which updates in near real-time as well. Additionally, we’ve built a sophisticated SMS management product, which can tag, parse and learn about how best to communicate with each patient, including best times to text, language to use, etc". Sempre program's technology <text:a xlink:type="simple" xlink:href="https://angel.co/sempre-health/jobs/130959-software-engineer" office:target-frame-name="_blank" xlink:show="new" text:style-name="Internet_20_link" text:visited-style-name="Visited_20_Internet_20_Link">includes</text:a> GUI-based tool for engaging patients, handling inbound communications, and triggering events (<text:span text:style-name="Strong_20_Emphasis">Python</text:span> + React); Internal, web-based patient management tool (Node + React); Customer-facing, web-based dashboard (Node + React);<text:span text:style-name="Strong_20_Emphasis"> Backend services </text:span>to integrate with pharmacy switches and calculate the optimal price for each patient <text:span text:style-name="Strong_20_Emphasis">(Python);</text:span> Services to send / receive messages via Twilio and Mandrill <text:span text:style-name="Strong_20_Emphasis">(Python </text:span>+ Node). As of November 2017,  they are looking for a Software Engineer, who "can build using Python, React, or Node (if you know one, you can quickly ramp up on others)". </text:p>
        </text:list-item>
        <text:list-item>
          <text:p text:style-name="P8"><text:a xlink:type="simple" xlink:href="https://www.linkedin.com/company/fathom-health/" office:target-frame-name="_blank" xlink:show="new" text:style-name="Internet_20_link" text:visited-style-name="Visited_20_Internet_20_Link">Fathom Health</text:a> is a healthcare startup company with headquarters in San Francisco, California. Fathom is a deep learning NLP (Natural language processing) system created to read, structure, and understand electronic health records. The startup is backed by Google Ventures, 8VC, and Stanford, as well as founders and early employees from companies like Google, Dropbox, Airbnb, and athenahealth. As of November 2017, Fathom Health <text:a xlink:type="simple" xlink:href="https://jobs.lever.co/fathomhealth" office:target-frame-name="_blank" xlink:show="new" text:style-name="Internet_20_link" text:visited-style-name="Visited_20_Internet_20_Link">is looking for</text:a> a Full-Stack Engineer "who bring familiarity with API programming, such as <text:span text:style-name="Strong_20_Emphasis">Flask</text:span>" and Data Engineers "who have experience with<text:span text:style-name="Strong_20_Emphasis"> Python’s NLT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S</meta:initial-creator>
    <meta:creation-date>2018-11-15T03:19:06.666189282</meta:creation-date>
    <dc:date>2018-11-15T19:58:58.172429613</dc:date>
    <dc:creator>E S</dc:creator>
    <meta:editing-duration>PT45M44S</meta:editing-duration>
    <meta:editing-cycles>5</meta:editing-cycles>
    <meta:generator>LibreOffice/6.0.6.2$Linux_X86_64 LibreOffice_project/00m0$Build-2</meta:generator>
    <meta:document-statistic meta:table-count="0" meta:image-count="0" meta:object-count="0" meta:page-count="7" meta:paragraph-count="66" meta:word-count="2993" meta:character-count="19303" meta:non-whitespace-character-count="16342"/>
  </office:meta>
</office:document-meta>
</file>